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14.994cm"/>
      <style:paragraph-properties style:writing-mode="lr-tb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67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5.592cm" fo:min-width="4.199cm"/>
    </style:style>
    <style:style style:name="gr10" style:family="graphic" style:parent-style-name="standard">
      <style:graphic-properties draw:textarea-horizontal-align="justify" draw:textarea-vertical-align="middle" draw:auto-grow-height="false" fo:min-height="2.798cm" fo:min-width="3.43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P1" style:family="paragraph">
      <loext:graphic-properties draw:fill-color="#ffffff"/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494cm" svg:height="1.524cm" svg:x="2.651cm" svg:y="2.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461cm" svg:y1="2.397cm" svg:x2="6.461cm" svg:y2="3.667cm">
          <text:p/>
        </draw:line>
        <draw:line draw:style-name="gr2" draw:text-style-name="P2" draw:layer="layout" svg:x1="10.017cm" svg:y1="2.524cm" svg:x2="10.017cm" svg:y2="3.921cm">
          <text:p/>
        </draw:line>
        <draw:line draw:style-name="gr2" draw:text-style-name="P2" draw:layer="layout" svg:x1="13.7cm" svg:y1="2.524cm" svg:x2="13.7cm" svg:y2="3.794cm">
          <text:p/>
        </draw:line>
        <draw:frame draw:style-name="gr3" draw:text-style-name="P3" draw:layer="layout" svg:width="2.794cm" svg:height="0.962cm" svg:x="2.905cm" svg:y="2.578cm">
          <draw:text-box draw:corner-radius="0.127cm">
            <text:p>Main</text:p>
          </draw:text-box>
        </draw:frame>
        <draw:frame draw:style-name="gr4" draw:text-style-name="P3" draw:layer="layout" svg:width="3.175cm" svg:height="1.673cm" svg:x="6.588cm" svg:y="2.524cm">
          <draw:text-box>
            <text:p>Fan Club</text:p>
          </draw:text-box>
        </draw:frame>
        <draw:frame draw:style-name="gr5" draw:text-style-name="P3" draw:layer="layout" svg:width="3.81cm" svg:height="1.927cm" svg:x="9.89cm" svg:y="2.651cm">
          <draw:text-box>
            <text:p>Other links</text:p>
          </draw:text-box>
        </draw:frame>
        <draw:frame draw:style-name="gr3" draw:text-style-name="P3" draw:layer="layout" svg:width="3.937cm" svg:height="0.962cm" svg:x="13.954cm" svg:y="2.778cm">
          <draw:text-box>
            <text:p>Pictures</text:p>
          </draw:text-box>
        </draw:frame>
        <draw:frame draw:style-name="gr6" draw:text-style-name="P3" draw:layer="layout" svg:width="13.716cm" svg:height="1.524cm" svg:x="5.318cm" svg:y="4.683cm">
          <draw:text-box>
            <text:p>GENE WOLFE PICTURES</text:p>
          </draw:text-box>
        </draw:frame>
        <draw:frame draw:style-name="gr7" draw:text-style-name="P3" draw:layer="layout" svg:width="1.651cm" svg:height="3.095cm" svg:x="1cm" svg:y="1.762cm">
          <draw:text-box>
            <text:p>Ul<text:line-break/>/<text:line-break/>Lis</text:p>
          </draw:text-box>
        </draw:frame>
        <draw:frame draw:style-name="gr8" draw:text-style-name="P3" draw:layer="layout" svg:width="0.502cm" svg:height="1.187cm" svg:x="14.335cm" svg:y="17.129cm">
          <draw:text-box>
            <text:p/>
          </draw:text-box>
        </draw:frame>
        <draw:custom-shape draw:style-name="gr9" draw:text-style-name="P4" draw:layer="layout" svg:width="4.699cm" svg:height="5.842cm" svg:x="2.778cm" svg:y="7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937cm" svg:height="3.048cm" svg:x="3.159cm" svg:y="7.731cm">
          <text:p text:style-name="P5">&lt;img&gt;/&lt;a&gt;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3.175cm" svg:height="1.27cm" svg:x="3.413cm" svg:y="11.287cm">
          <draw:text-box>
            <text:p>&lt;p&gt;desc.</text:p>
          </draw:text-box>
        </draw:frame>
        <draw:custom-shape draw:style-name="gr9" draw:text-style-name="P4" draw:layer="layout" svg:width="4.699cm" svg:height="5.842cm" svg:x="8.239cm" svg:y="7.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699cm" svg:height="5.842cm" svg:x="13.446cm" svg:y="7.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699cm" svg:height="5.842cm" svg:x="2.905cm" svg:y="13.9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699cm" svg:height="5.842cm" svg:x="8.112cm" svg:y="13.9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699cm" svg:height="5.842cm" svg:x="13.446cm" svg:y="13.9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937cm" svg:height="3.048cm" svg:x="8.62cm" svg:y="7.858cm">
          <text:p text:style-name="P7"><text:span text:style-name="T1">&lt;img&gt;</text:span>/&lt;a&gt;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937cm" svg:height="3.048cm" svg:x="13.827cm" svg:y="7.731cm">
          <text:p text:style-name="P7"><text:span text:style-name="T1">&lt;img&gt;</text:span>/&lt;a&gt;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937cm" svg:height="3.048cm" svg:x="8.493cm" svg:y="14.335cm">
          <text:p text:style-name="P7"><text:span text:style-name="T1">&lt;img&gt;</text:span>/&lt;a&gt;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937cm" svg:height="3.048cm" svg:x="3.286cm" svg:y="14.462cm">
          <text:p text:style-name="P7"><text:span text:style-name="T1">&lt;img&gt;</text:span>/&lt;a&gt;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937cm" svg:height="3.048cm" svg:x="13.827cm" svg:y="14.335cm">
          <text:p text:style-name="P7"><text:span text:style-name="T1">&lt;img&gt;</text:span>/&lt;a&gt;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3.175cm" svg:height="1.27cm" svg:x="9.001cm" svg:y="11.541cm">
          <draw:text-box>
            <text:p>&lt;p&gt;desc.</text:p>
          </draw:text-box>
        </draw:frame>
        <draw:frame draw:style-name="gr11" draw:text-style-name="P6" draw:layer="layout" svg:width="3.175cm" svg:height="1.27cm" svg:x="14.462cm" svg:y="11.414cm">
          <draw:text-box>
            <text:p>&lt;p&gt;desc.</text:p>
          </draw:text-box>
        </draw:frame>
        <draw:frame draw:style-name="gr11" draw:text-style-name="P6" draw:layer="layout" svg:width="3.175cm" svg:height="1.27cm" svg:x="14.208cm" svg:y="17.764cm">
          <draw:text-box>
            <text:p>&lt;p&gt;desc.</text:p>
          </draw:text-box>
        </draw:frame>
        <draw:frame draw:style-name="gr11" draw:text-style-name="P6" draw:layer="layout" svg:width="3.175cm" svg:height="1.27cm" svg:x="8.874cm" svg:y="17.891cm">
          <draw:text-box>
            <text:p>&lt;p&gt;desc.</text:p>
          </draw:text-box>
        </draw:frame>
        <draw:frame draw:style-name="gr11" draw:text-style-name="P6" draw:layer="layout" svg:width="3.175cm" svg:height="1.27cm" svg:x="3.794cm" svg:y="18.018cm">
          <draw:text-box>
            <text:p>&lt;p&gt;desc.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6T09:18:39.683460128</meta:creation-date>
    <dc:date>2022-06-16T10:40:58.890237278</dc:date>
    <meta:editing-duration>PT14M48S</meta:editing-duration>
    <meta:editing-cycles>4</meta:editing-cycles>
    <meta:generator>LibreOffice/6.4.7.2$Linux_X86_64 LibreOffice_project/40$Build-2</meta:generator>
    <meta:document-statistic meta:object-count="29"/>
  </office:meta>
</office:document-meta>
</file>